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8.3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572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2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vertical-align="top"/>
      <style:text-properties style:font-name="Arial" fo:font-weight="normal" style:font-weight-asian="normal" style:font-weight-complex="normal"/>
    </style:style>
    <style:style style:name="ce13" style:family="table-cell" style:parent-style-name="Default">
      <style:text-properties style:font-name="Arial" fo:font-weight="normal" style:font-weight-asian="normal" style:font-weight-complex="normal"/>
    </style:style>
    <style:style style:name="ce14" style:family="table-cell" style:parent-style-name="Default">
      <style:text-properties style:font-name="Arial" fo:font-weight="bold" style:font-weight-asian="bold" style:font-weight-complex="bold"/>
    </style:style>
    <style:style style:name="ce15" style:family="table-cell" style:parent-style-name="Bad">
      <style:text-properties style:font-name="Arial" fo:font-weight="normal" style:font-weight-asian="normal" style:font-weight-complex="normal"/>
    </style:style>
    <style:style style:name="ce17" style:family="table-cell" style:parent-style-name="Neutral">
      <style:text-properties style:font-name="Arial" fo:font-weight="normal" style:font-weight-asian="normal" style:font-weight-complex="normal"/>
    </style:style>
    <style:style style:name="ce18" style:family="table-cell" style:parent-style-name="Default">
      <style:table-cell-properties fo:wrap-option="wrap" style:vertical-align="top"/>
      <style:text-properties style:font-name="Arial" fo:font-weight="normal" style:font-weight-asian="normal" style:font-weight-complex="normal"/>
    </style:style>
    <style:style style:name="ce19" style:family="table-cell" style:parent-style-name="Default" style:data-style-name="N99">
      <style:text-properties style:font-name="Arial" fo:font-weight="normal" style:font-weight-asian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ext-properties style:font-name="Arial"/>
      <style:map style:condition="cell-content()=&quot;&quot;" style:apply-style-name="Bad" style:base-cell-address="'DAC contacts'.B2"/>
    </style:style>
    <style:style style:name="ce22" style:family="table-cell" style:parent-style-name="Default">
      <style:text-properties style:font-name="Arial"/>
      <style:map style:condition="is-true-formula(ISNA(MATCH([.F2];[$Vocabularies.A2:$Vocabularies.A3];0)))" style:apply-style-name="Bad" style:base-cell-address="'DAC contacts'.F2"/>
    </style:style>
    <style:style style:name="ce23" style:family="table-cell" style:parent-style-name="Default" style:data-style-name="N99">
      <style:text-properties style:font-name="Arial"/>
    </style:style>
    <style:style style:name="gr1" style:family="graphic">
      <style:graphic-properties draw:stroke="none" svg:stroke-color="#000000" draw:fill="solid" draw:fill-color="#dee7e5" fo:min-height="5.544cm" fo:padding-top="0.2cm" fo:padding-bottom="0.2cm" fo:padding-left="0.2cm" fo:padding-right="0.2cm"/>
      <style:text-properties style:font-name="Arial"/>
    </style:style>
    <style:style style:name="P1" style:family="paragraph">
      <loext:graphic-properties draw:fill="solid" draw:fill-color="#dee7e5"/>
      <style:paragraph-properties style:writing-mode="lr-tb"/>
      <style:text-properties style:font-name="Arial"/>
    </style:style>
    <style:style style:name="T1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ocabularies.$A$2:$Vocabularies.$A$3])" table:allow-empty-cell="false" table:display-list="unsorted" table:base-cell-address="'DAC contacts'.F2"/>
      </table:content-validations>
      <table:table table:name="Instructions" table:style-name="ta1">
        <office:forms form:automatic-focus="false" form:apply-design-mode="false"/>
        <table:shapes>
          <draw:frame draw:z-index="0" draw:name="Text Frame 2" draw:style-name="gr1" draw:text-style-name="P1" svg:width="8.83cm" svg:height="5.944cm" svg:x="2.796cm" svg:y="6.538cm">
            <draw:text-box>
              <text:p><text:span text:style-name="T1">Enter your information into the spreadsheet </text:span></text:p>
              <text:p><text:span text:style-name="T1">”</text:span><text:span text:style-name="T1">DAC contacts”.</text:span></text:p>
              <text:p><text:span text:style-name="T1"/></text:p>
              <text:p><text:span text:style-name="T1">Validation and conditional formatting has been added to 10 rows. If you have more rows, just extend the row formatting to any number of rows below.</text:span></text:p>
              <text:p><text:span text:style-name="T1"/></text:p>
              <text:p><text:span text:style-name="T1">Be careful to not delete any formatting by accident.</text:span></text:p>
            </draw:text-box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table:style-name="ce4" office:value-type="string" calcext:value-type="string">
            <text:p>Field 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Required</text:p>
          </table:table-cell>
          <table:table-cell table:style-name="ce4" office:value-type="string" calcext:value-type="string">
            <text:p>Validation in spreadsheet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Name</text:p>
          </table:table-cell>
          <table:table-cell table:style-name="ce18" office:value-type="string" calcext:value-type="string">
            <text:p>Name of the contac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-empty cell</text:p>
          </table:table-cell>
          <table:table-cell table:number-columns-repeated="2"/>
          <table:table-cell table:style-name="ce19"/>
          <table:table-cell table:number-columns-repeated="1017"/>
        </table:table-row>
        <table:table-row table:style-name="ro2">
          <table:table-cell table:style-name="ce12" office:value-type="string" calcext:value-type="string">
            <text:p>Email</text:p>
          </table:table-cell>
          <table:table-cell table:style-name="ce18" office:value-type="string" calcext:value-type="string">
            <text:p>Valid email for the contac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-empty cell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Organisation</text:p>
          </table:table-cell>
          <table:table-cell table:style-name="ce18" office:value-type="string" calcext:value-type="string">
            <text:p>Name of organisation the contact is affiliated with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-empty cell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Telephone</text:p>
          </table:table-cell>
          <table:table-cell table:style-name="ce18" office:value-type="string" calcext:value-type="string">
            <text:p>Telephone number including the international cod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-empty cell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Main contact</text:p>
          </table:table-cell>
          <table:table-cell table:style-name="ce18" office:value-type="string" calcext:value-type="string">
            <text:p>Indication of whether the person is the main contact or not (yes/no)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Controlled vocabulary, empty cells are not allowe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Colour</text:p>
          </table:table-cell>
          <table:table-cell table:style-name="ce14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5"/>
          <table:table-cell office:value-type="string" calcext:value-type="string">
            <text:p>Invalid cell conten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 calcext:value-type="string">
            <text:p>Empty but valid cell content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C contacts" table:style-name="ta1">
        <office:forms form:automatic-focus="false" form:apply-design-mode="false"/>
        <table:table-column table:style-name="co6" table:default-cell-style-name="ce20"/>
        <table:table-column table:style-name="co5" table:number-columns-repeated="2" table:default-cell-style-name="ce20"/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18" table:default-cell-style-name="ce20"/>
        <table:table-row table:style-name="ro1">
          <table:table-cell table:style-name="ce14" office:value-type="string" calcext:value-type="string">
            <text:p>Row ID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Email</text:p>
          </table:table-cell>
          <table:table-cell table:style-name="ce14" office:value-type="string" calcext:value-type="string">
            <text:p>Organisation</text:p>
          </table:table-cell>
          <table:table-cell table:style-name="ce14" office:value-type="string" calcext:value-type="string">
            <text:p>Telephone</text:p>
          </table:table-cell>
          <table:table-cell table:style-name="ce14" office:value-type="string" calcext:value-type="string">
            <text:p>Main contac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table:number-columns-repeated="4"/>
          <table:table-cell table:style-name="ce22" table:content-validation-name="val1"/>
          <table:table-cell table:number-columns-repeated="2"/>
          <table:table-cell table:style-name="ce2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table:number-columns-repeated="4"/>
          <table:table-cell table:style-name="ce22" table:content-validation-name="val1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table:number-columns-repeated="4"/>
          <table:table-cell table:style-name="ce22" table:content-validation-name="val1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table:number-columns-repeated="4"/>
          <table:table-cell table:style-name="ce22" table:content-validation-name="val1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table:number-columns-repeated="4"/>
          <table:table-cell table:style-name="ce22" table:content-validation-name="val1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table:number-columns-repeated="4"/>
          <table:table-cell table:style-name="ce22" table:content-validation-name="val1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table:number-columns-repeated="4"/>
          <table:table-cell table:style-name="ce22" table:content-validation-name="val1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table:number-columns-repeated="4"/>
          <table:table-cell table:style-name="ce22" table:content-validation-name="val1"/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table:number-columns-repeated="4"/>
          <table:table-cell table:style-name="ce22" table:content-validation-name="val1"/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table:number-columns-repeated="4"/>
          <table:table-cell table:style-name="ce22" table:content-validation-name="val1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AC contacts'.B2:'DAC contacts'.E11">
            <calcext:condition calcext:apply-style-name="Bad" calcext:value="=&quot;&quot;" calcext:base-cell-address="'DAC contacts'.B2"/>
          </calcext:conditional-format>
          <calcext:conditional-format calcext:target-range-address="'DAC contacts'.F2:'DAC contacts'.F11">
            <calcext:condition calcext:apply-style-name="Bad" calcext:value="formula-is(ISNA(MATCH([.F2];[$Vocabularies.A2:$Vocabularies.A3];0)))" calcext:base-cell-address="'DAC contacts'.F2"/>
          </calcext:conditional-format>
        </calcext:conditional-formats>
      </table:table>
      <table:table table:name="Vocabularies" table:style-name="ta1">
        <office:forms form:automatic-focus="false" form:apply-design-mode="false"/>
        <table:table-column table:style-name="co5" table:number-columns-repeated="1024" table:default-cell-style-name="ce20"/>
        <table:table-row table:style-name="ro1">
          <table:table-cell table:style-name="ce14" office:value-type="string" calcext:value-type="string">
            <text:p>Main conta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ructions.G2:Instructions.G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00-00-00</text:date>, <text:time style:data-style-name="N2" text:time-value="09:10:35.074511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6T13:21:48.890906584</meta:creation-date>
    <dc:date>2022-07-27T09:12:56.154630848</dc:date>
    <meta:editing-duration>PT2H11M12S</meta:editing-duration>
    <meta:editing-cycles>15</meta:editing-cycles>
    <meta:generator>LibreOffice/7.3.3.2$MacOSX_X86_64 LibreOffice_project/d1d0ea68f081ee2800a922cac8f79445e4603348</meta:generator>
    <meta:document-statistic meta:table-count="3" meta:cell-count="47" meta:object-count="1"/>
    <meta:user-defined meta:name=""/>
  </office:meta>
</office:document-meta>
</file>